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4c4c" officeooo:paragraph-rsid="000d4c4c"/>
    </style:style>
    <style:style style:name="P2" style:family="paragraph" style:parent-style-name="Standard">
      <style:paragraph-properties fo:text-align="center" style:justify-single-word="false"/>
      <style:text-properties officeooo:rsid="000d4c4c" officeooo:paragraph-rsid="000d4c4c"/>
    </style:style>
    <style:style style:name="P3" style:family="paragraph" style:parent-style-name="Standard">
      <style:paragraph-properties fo:text-align="start" style:justify-single-word="false"/>
      <style:text-properties officeooo:rsid="000d4c4c" officeooo:paragraph-rsid="000d4c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JEU DU PENDU</text:p>
      <text:p text:style-name="P2"/>
      <text:p text:style-name="P3"><text:a xlink:type="simple" xlink:href="https://lesbricodeurs.fr/articles/jeu-du-pendu-python/" text:style-name="Internet_20_link" text:visited-style-name="Visited_20_Internet_20_Link">https://lesbricodeurs.fr/articles/jeu-du-pendu-python/</text:a>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15:33:53.164153395</meta:creation-date>
    <dc:date>2021-03-30T22:44:55.885978024</dc:date>
    <meta:editing-duration>PT7H52S</meta:editing-duration>
    <meta:editing-cycles>1</meta:editing-cycles>
    <meta:document-statistic meta:table-count="0" meta:image-count="0" meta:object-count="0" meta:page-count="1" meta:paragraph-count="2" meta:word-count="4" meta:character-count="66" meta:non-whitespace-character-count="64"/>
    <meta:generator>LibreOffice/6.0.7.3$Linux_X86_64 LibreOffice_project/00m0$Build-3</meta:generator>
  </office:meta>
</office:document-meta>
</file>